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48cm" fo:min-width="3.24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25cm" fo:min-width="7.7cm" fo:wrap-option="wrap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cm" fo:min-width="6.759cm" fo:wrap-option="wrap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807cm" fo:min-width="1.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5.3cm" svg:height="2.4cm" svg:x="1.3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3cm" svg:height="2.4cm" svg:x="14.3cm" svg:y="2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2cm" svg:height="3.5cm" svg:x="11.5cm" svg:y="1.5cm">
          <text:p text:style-name="P1">program pobiera od użytkownika zakres po czym wyświetla kolejny liczby dodatnie naturalne oddzielone spacjami 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59cm" svg:height="3.3cm" draw:transform="skewX (0.368613538021202) translate (3.941cm 8.7cm)">
          <text:p text:style-name="P1">POBIERZ LICZBY OD UŻYTKOWNIKA DO PRZEDZIAŁU LICZBA 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057cm" draw:transform="skewX (0.195825942073764) rotate (-0.00645771823237886) translate (3.221cm 5.532cm)">
          <text:p text:style-name="P1">n &gt; 0</text:p>
          <text:p text:style-name="P1">m &gt; 0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cm" svg:y1="3.6cm" svg:x2="3.9cm" svg:y2="5.6cm">
          <text:p/>
        </draw:line>
        <draw:line draw:style-name="gr5" draw:text-style-name="P3" draw:layer="layout" svg:x1="3.9cm" svg:y1="7.6cm" svg:x2="7.5cm" svg:y2="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33:59.565231457</meta:creation-date>
    <dc:date>2018-09-27T17:50:06.423306451</dc:date>
    <meta:editing-duration>PT4M33S</meta:editing-duration>
    <meta:editing-cycles>1</meta:editing-cycles>
    <meta:document-statistic meta:object-count="7"/>
    <meta:generator>LibreOffice/6.0.3.2$Linux_X86_64 LibreOffice_project/00m0$Build-2</meta:generator>
  </office:meta>
</office:document-meta>
</file>